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DB00000273F1951AF79309EB0E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loext:contextual-spacing="false"/>
    </style:style>
    <style:style style:name="P2" style:family="paragraph" style:parent-style-name="Standard" style:master-page-name="Standard">
      <style:paragraph-properties fo:margin-top="0in" fo:margin-bottom="0.1945in" loext:contextual-spacing="false" style:page-number="auto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Picture 1" text:anchor-type="as-char" svg:width="6.5in" svg:height="5.5752in" draw:z-index="0"><draw:image xlink:href="Pictures/10000200000002DB00000273F1951AF79309EB0E.gif" xlink:type="simple" xlink:show="embed" xlink:actuate="onLoad" loext:mime-type="image/gif"/><svg:desc>https://static.hackaday.io/images/7684631410637228162.gif</svg:desc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t</meta:initial-creator>
    <meta:editing-cycles>2</meta:editing-cycles>
    <meta:print-date>2014-11-15T23:17:00</meta:print-date>
    <meta:creation-date>2014-11-15T07:06:00</meta:creation-date>
    <dc:date>2019-07-13T11:19:52.460117771</dc:date>
    <meta:editing-duration>P5DT4H10M46S</meta:editing-duration>
    <meta:generator>LibreOffice/6.2.4.2.0$Linux_X86_64 LibreOffice_project/20$Build-2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2.0000</meta:user-defined>
    <meta:user-defined meta:name="Company">The Boeing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